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3_07-55-05_000.jpg</text:p>
          </table:table-cell>
          <table:table-cell table:style-name="ce19" office:value-type="string">
            <text:p>:m RES 1-2*2 / free# JVEMV6 68#_46（追加メモ） / 68. theoretical-physics(tp) / w=~,topics=置換,other=q+,theorem+,s=~,i=~,doc=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]=&quot;&quot;;[.C2];CONCATENATE([.C2];&quot; / &quot;;[.E2]))" office:value-type="string" office:string-value=":m RES 1-2*2 / free# JVEMV6 68#_46（追加メモ） / 68. theoretical-physics(tp) / w=~,topics=置換,other=q+,theorem+,s=~,i=~,doc=~">
            <text:p>:m RES 1-2*2 / free# JVEMV6 68#_46（追加メモ） / 68. theoretical-physics(tp) / w=~,topics=置換,other=q+,theorem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3_12-36-2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3_16-01-01_000.jpg</text:p>
          </table:table-cell>
          <table:table-cell table:style-name="ce19" office:value-type="string">
            <text:p>:m RES 1*4 / free# JVEMV6 68#_47 / 68. theoretical-physics(tp) / w=~,topics=合同式；置換,other=q+;theorem+,s=~,i=~,doc=r-3-3~8#4</text:p>
          </table:table-cell>
          <table:table-cell table:style-name="ce19"/>
          <table:table-cell table:style-name="ce4"/>
          <table:table-cell table:style-name="ce4" office:value-type="string">
            <text:p>N-35-35-28.765869 E-139-34-49.599609</text:p>
          </table:table-cell>
          <table:table-cell table:style-name="ce38" table:formula="of:=IF([.E4]=&quot;&quot;;[.C4];CONCATENATE([.C4];&quot; / &quot;;[.E4]))" office:value-type="string" office:string-value=":m RES 1*4 / free# JVEMV6 68#_47 / 68. theoretical-physics(tp) / w=~,topics=合同式；置換,other=q+;theorem+,s=~,i=~,doc=r-3-3~8#4">
            <text:p>:m RES 1*4 / free# JVEMV6 68#_47 / 68. theoretical-physics(tp) / w=~,topics=合同式；置換,other=q+;theorem+,s=~,i=~,doc=r-3-3~8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3_16-01-28_000.jpg</text:p>
          </table:table-cell>
          <table:table-cell table:style-name="ce19" office:value-type="string">
            <text:p>:m RES 2*4 / free# JVEMV6 68#_47 / 68. theoretical-physics(tp) / w=~,topics=置換,other=orig+,s=~,i=~,doc=r-3-3~4</text:p>
          </table:table-cell>
          <table:table-cell table:style-name="ce19"/>
          <table:table-cell table:style-name="ce4"/>
          <table:table-cell table:style-name="ce4" office:value-type="string">
            <text:p>N-35-35-24.343872 E-139-34-54.873046</text:p>
          </table:table-cell>
          <table:table-cell table:style-name="ce38" table:formula="of:=IF([.E5]=&quot;&quot;;[.C5];CONCATENATE([.C5];&quot; / &quot;;[.E5]))" office:value-type="string" office:string-value=":m RES 2*4 / free# JVEMV6 68#_47 / 68. theoretical-physics(tp) / w=~,topics=置換,other=orig+,s=~,i=~,doc=r-3-3~4">
            <text:p>:m RES 2*4 / free# JVEMV6 68#_47 / 68. theoretical-physics(tp) / w=~,topics=置換,other=orig+,s=~,i=~,doc=r-3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3_16-01-47_000.jpg</text:p>
          </table:table-cell>
          <table:table-cell table:style-name="ce19" office:value-type="string">
            <text:p>:m RES 3*4 / free# JVEMV6 68#_47 / 68. theoretical-physics(tp) / w=~,topics=巡回置換；マス目を使った、置換の表現,other=orig+;q+:巡回置換は可換か,s=~,i=~,doc=r-3-3~4</text:p>
          </table:table-cell>
          <table:table-cell table:style-name="ce19"/>
          <table:table-cell table:style-name="ce4"/>
          <table:table-cell table:style-name="ce4" office:value-type="string">
            <text:p>N-35-35-24.343872 E-139-34-54.873046</text:p>
          </table:table-cell>
          <table:table-cell table:style-name="ce38" table:formula="of:=IF([.E6]=&quot;&quot;;[.C6];CONCATENATE([.C6];&quot; / &quot;;[.E6]))" office:value-type="string" office:string-value=":m RES 3*4 / free# JVEMV6 68#_47 / 68. theoretical-physics(tp) / w=~,topics=巡回置換；マス目を使った、置換の表現,other=orig+;q+:巡回置換は可換か,s=~,i=~,doc=r-3-3~4">
            <text:p>:m RES 3*4 / free# JVEMV6 68#_47 / 68. theoretical-physics(tp) / w=~,topics=巡回置換；マス目を使った、置換の表現,other=orig+;q+:巡回置換は可換か,s=~,i=~,doc=r-3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3_16-02-25_000.jpg</text:p>
          </table:table-cell>
          <table:table-cell table:style-name="ce19" office:value-type="string">
            <text:p>:m RES 4*4 / free# JVEMV6 68#_47 / 68. theoretical-physics(tp) / w=~,topics=マス目を使った、置換の表現,other=orig+,s=~,i=~,doc=r-3-3~4</text:p>
          </table:table-cell>
          <table:table-cell table:style-name="ce20"/>
          <table:table-cell table:style-name="ce4"/>
          <table:table-cell table:style-name="ce4" office:value-type="string">
            <text:p>N-35-35-24.206542 E-139-34-55.037841</text:p>
          </table:table-cell>
          <table:table-cell table:style-name="ce38" table:formula="of:=IF([.E7]=&quot;&quot;;[.C7];CONCATENATE([.C7];&quot; / &quot;;[.E7]))" office:value-type="string" office:string-value=":m RES 4*4 / free# JVEMV6 68#_47 / 68. theoretical-physics(tp) / w=~,topics=マス目を使った、置換の表現,other=orig+,s=~,i=~,doc=r-3-3~4">
            <text:p>:m RES 4*4 / free# JVEMV6 68#_47 / 68. theoretical-physics(tp) / w=~,topics=マス目を使った、置換の表現,other=orig+,s=~,i=~,doc=r-3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3_16-14-30_000.jpg</text:p>
          </table:table-cell>
          <table:table-cell table:style-name="ce19" office:value-type="string">
            <text:p>:PHOTO 記録用 / @自室前：ベランダ / target=種（たね） occasion=種を植えた species=しゅんぎく；赤しそ,id=2021-07-23_16-14-30_000.jpg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8]=&quot;&quot;;[.C8];CONCATENATE([.C8];&quot; / &quot;;[.E8]))" office:value-type="string" office:string-value=":PHOTO 記録用 / @自室前：ベランダ / target=種（たね） occasion=種を植えた species=しゅんぎく；赤しそ,id=2021-07-23_16-14-30_000.jpg">
            <text:p>:PHOTO 記録用 / @自室前：ベランダ / target=種（たね） occasion=種を植えた species=しゅんぎく；赤しそ,id=2021-07-23_16-14-30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3_17-29-48_000.jpg</text:p>
          </table:table-cell>
          <table:table-cell table:style-name="ce19" office:value-type="string">
            <text:p>:m 読みたい本 / ジャンル　分野　リスト / 岩波新書　『戦没農民兵士の手紙』、裏表紙 / genre=記録</text:p>
          </table:table-cell>
          <table:table-cell table:style-name="ce19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9]=&quot;&quot;;[.C9];CONCATENATE([.C9];&quot; / &quot;;[.E9]))" office:value-type="string" office:string-value=":m 読みたい本 / ジャンル　分野　リスト / 岩波新書　『戦没農民兵士の手紙』、裏表紙 / genre=記録">
            <text:p>:m 読みたい本 / ジャンル　分野　リスト / 岩波新書　『戦没農民兵士の手紙』、裏表紙 / genre=記録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3_17-30-21_000.jpg</text:p>
          </table:table-cell>
          <table:table-cell table:style-name="ce19" office:value-type="string">
            <text:p>:bookmemo / 読んだ本 / 『戦没農民兵士の手紙』 / 岩手県農村文化懇談会、編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10]=&quot;&quot;;[.C10];CONCATENATE([.C10];&quot; / &quot;;[.E10]))" office:value-type="string" office:string-value=":bookmemo / 読んだ本 / 『戦没農民兵士の手紙』 / 岩手県農村文化懇談会、編">
            <text:p>:bookmemo / 読んだ本 / 『戦没農民兵士の手紙』 / 岩手県農村文化懇談会、編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23_18-53-53_000.jpg</text:p>
          </table:table-cell>
          <table:table-cell table:style-name="ce20" office:value-type="string">
            <text:p>:m :篠笛,shinobue #*# / session-memo / s.1:todays-melody,genr=~,for=~,key=~,tempo=~,R=~,i.f.=~,notes=h:6-3-2-5;n:G-D-C-F,other=~</text:p>
          </table:table-cell>
          <table:table-cell table:style-name="ce19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11]=&quot;&quot;;[.C11];CONCATENATE([.C11];&quot; / &quot;;[.E11]))" office:value-type="string" office:string-value=":m :篠笛,shinobue #*# / session-memo / s.1:todays-melody,genr=~,for=~,key=~,tempo=~,R=~,i.f.=~,notes=h:6-3-2-5;n:G-D-C-F,other=~">
            <text:p>:m :篠笛,shinobue #*# / session-memo / s.1:todays-melody,genr=~,for=~,key=~,tempo=~,R=~,i.f.=~,notes=h:6-3-2-5;n:G-D-C-F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23_21-18-5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24_01-33-11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3]=&quot;&quot;;[.C13];CONCATENATE([.C13];&quot; / &quot;;[.E13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24_07-19-0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24_07-25-15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52.221679 E-139-35-33.544921</text:p>
          </table:table-cell>
          <table:table-cell table:style-name="ce38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bookmemo / 読んだ本 / 『戦没農民兵士の手紙』 / 岩手県農村文化懇談会、編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1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2021/07/24</text:date>, <text:time>08:5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4T08:58:02.35</dc:date>
    <dc:creator>iwabuchi ken</dc:creator>
    <meta:editing-duration>P35DT7H43M22S</meta:editing-duration>
    <meta:editing-cycles>13000</meta:editing-cycles>
    <meta:document-statistic meta:table-count="1" meta:cell-count="442" meta:object-count="0"/>
  </office:meta>
</office:document-meta>
</file>